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ParserPool.CachingParserPool( SymbolTable symbolTable , 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ParserPool.create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createDTD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CachingParserPool( 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ParserPool.CachingParse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ParserPool.get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createSchema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CachingParserPool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ParserPool.get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createDO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